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15]-[.F1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3" office:value-type="string" calcext:value-type="string">
            <text:p>NF 13315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1-10" calcext:value-type="date">
            <text:p>10/11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6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1:37.3176235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1:37.3262754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41:37.33761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18T14:42:14.590904600</dc:date>
    <meta:print-date>2014-03-31T11:38:55.658630431</meta:print-date>
    <dc:language>pt-PT</dc:language>
    <meta:editing-cycles>531</meta:editing-cycles>
    <meta:editing-duration>P2DT13H25M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